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>
      <style:graphic-properties draw:stroke="dash" draw:stroke-dash="LangeStriche" svg:stroke-width="0.05cm" svg:stroke-color="#000000" draw:fill="none" draw:textarea-horizontal-align="justify" draw:textarea-vertical-align="middle" draw:auto-grow-height="false"/>
    </style:style>
    <style:style style:name="gr6" style:family="graphic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>
      <style:graphic-properties draw:stroke="solid" draw:stroke-dash="LangeStriche" svg:stroke-width="0.05cm" svg:stroke-color="#000000" draw:marker-start-width="0.275cm" draw:marker-end-width="0.275cm" draw:fill="none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0.552cm" fo:min-width="2.98cm"/>
    </style:style>
    <style:style style:name="gr10" style:family="graphic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2.5cm" svg:height="2.5cm" svg:x="14.05cm" svg:y="6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cm" svg:height="2.5cm" svg:x="17.55cm" svg:y="6cm">
          <text:p text:style-name="P1">Client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5cm" svg:height="2.5cm" svg:x="17.55cm" svg:y="9.95cm">
          <text:p text:style-name="P1">Client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8cm" svg:y1="9.95cm" svg:x2="18.8cm" svg:y2="8.5cm" draw:start-shape="id1" draw:start-glue-point="4" draw:end-shape="id2" draw:end-glue-point="8" svg:d="m18800 9950v-1450" svg:viewBox="0 0 1 1451">
          <text:p/>
        </draw:connector>
        <draw:connector draw:style-name="gr2" draw:text-style-name="P1" draw:layer="layout" draw:type="line" svg:x1="17.55cm" svg:y1="7.25cm" svg:x2="16.55cm" svg:y2="7.25cm" draw:start-shape="id2" draw:start-glue-point="6" draw:end-shape="id3" draw:end-glue-point="10" svg:d="m17550 7250h-1000" svg:viewBox="0 0 1001 1">
          <text:p/>
        </draw:connector>
        <draw:connector draw:style-name="gr2" draw:text-style-name="P1" draw:layer="layout" draw:type="line" svg:x1="14.05cm" svg:y1="7.25cm" svg:x2="11.55cm" svg:y2="7.25cm" draw:start-shape="id3" draw:start-glue-point="6" draw:end-shape="id4" draw:end-glue-point="10" svg:d="m14050 7250h-2500" svg:viewBox="0 0 2501 1">
          <text:p/>
        </draw:connector>
        <draw:custom-shape draw:style-name="gr1" draw:text-style-name="P1" xml:id="id5" draw:id="id5" draw:layer="Layout" svg:width="2.5cm" svg:height="2.5cm" svg:x="9cm" svg:y="9.95cm">
          <text:p text:style-name="P1">Input</text:p>
          <text:p text:style-name="P1">de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cm" svg:height="2.5cm" svg:x="9.05cm" svg:y="6cm">
          <text:p text:style-name="P1">AV</text:p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5cm" svg:y1="11.2cm" svg:x2="17.55cm" svg:y2="11.2cm" draw:start-shape="id5" draw:start-glue-point="10" draw:end-shape="id1" draw:end-glue-point="6" svg:d="m11500 11200h6050" svg:viewBox="0 0 6051 1">
          <text:p/>
        </draw:connector>
        <draw:frame draw:style-name="gr3" draw:text-style-name="P1" xml:id="id6" draw:id="id6" draw:layer="layout" svg:width="2.551cm" svg:height="1.673cm" svg:x="4.2cm" svg:y="8.5cm">
          <draw:text-box>
            <text:p text:style-name="P1">Human</text:p>
            <text:p text:style-name="P1">player</text:p>
          </draw:text-box>
        </draw:frame>
        <draw:connector draw:style-name="gr4" draw:text-style-name="P1" draw:layer="layout" draw:type="curve" svg:x1="9.05cm" svg:y1="7.25cm" svg:x2="5.475cm" svg:y2="8.5cm" draw:start-shape="id4" draw:start-glue-point="6" draw:end-shape="id6" draw:end-glue-point="0" svg:d="m9050 7250c-2384 0-3575 416-3575 1250" svg:viewBox="0 0 3576 1251">
          <text:p/>
        </draw:connector>
        <draw:connector draw:style-name="gr4" draw:text-style-name="P1" draw:layer="layout" draw:type="curve" svg:x1="5.475cm" svg:y1="10.173cm" svg:x2="9cm" svg:y2="11.2cm" draw:start-shape="id6" draw:start-glue-point="2" draw:end-shape="id5" draw:end-glue-point="6" svg:d="m5475 10173c0 685 1175 1027 3525 1027" svg:viewBox="0 0 3526 1028">
          <text:p/>
        </draw:connector>
        <draw:custom-shape draw:style-name="gr5" draw:text-style-name="P1" draw:layer="Layout" svg:width="13.05cm" svg:height="15.5cm" svg:x="7.95cm" svg:y="1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xml:id="id9" draw:id="id9" draw:layer="Layout" svg:width="2.5cm" svg:height="2.5cm" svg:x="14.05cm" svg:y="6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2.5cm" svg:height="2.5cm" svg:x="14.05cm" svg:y="2cm">
          <text:p text:style-name="P2">En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2.5cm" svg:height="2.5cm" svg:x="9cm" svg:y="2cm">
          <text:p text:style-name="P1">De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5cm" svg:height="2.5cm" svg:x="17.55cm" svg:y="6cm">
          <text:p text:style-name="P1">Client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5cm" svg:height="2.5cm" svg:x="17.55cm" svg:y="9.95cm">
          <text:p text:style-name="P1">Client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3" draw:id="id13" draw:layer="Layout" svg:width="2.5cm" svg:height="2.5cm" svg:x="9cm" svg:y="14cm">
          <text:p text:style-name="P1">Local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8cm" svg:y1="9.95cm" svg:x2="18.8cm" svg:y2="8.5cm" draw:start-shape="id7" draw:start-glue-point="4" draw:end-shape="id8" draw:end-glue-point="8" svg:d="m18800 9950v-1450" svg:viewBox="0 0 1 1451">
          <text:p/>
        </draw:connector>
        <draw:connector draw:style-name="gr2" draw:text-style-name="P1" draw:layer="layout" draw:type="line" svg:x1="17.55cm" svg:y1="7.25cm" svg:x2="16.55cm" svg:y2="7.25cm" draw:start-shape="id8" draw:start-glue-point="6" draw:end-shape="id9" draw:end-glue-point="10" svg:d="m17550 7250h-1000" svg:viewBox="0 0 1001 1">
          <text:p/>
        </draw:connector>
        <draw:connector draw:style-name="gr2" draw:text-style-name="P1" draw:layer="layout" draw:type="line" svg:x1="15.3cm" svg:y1="6cm" svg:x2="15.3cm" svg:y2="4.5cm" draw:start-shape="id9" draw:start-glue-point="4" draw:end-shape="id10" draw:end-glue-point="8" svg:d="m15300 6000v-1500" svg:viewBox="0 0 1 1501">
          <text:p/>
        </draw:connector>
        <draw:connector draw:style-name="gr2" draw:text-style-name="P1" draw:layer="layout" draw:type="line" svg:x1="14.05cm" svg:y1="3.25cm" svg:x2="11.5cm" svg:y2="3.25cm" draw:start-shape="id10" draw:start-glue-point="6" draw:end-shape="id11" draw:end-glue-point="10" svg:d="m14050 3250h-2550" svg:viewBox="0 0 2551 1">
          <text:p/>
        </draw:connector>
        <draw:custom-shape draw:style-name="gr1" draw:text-style-name="P1" xml:id="id12" draw:id="id12" draw:layer="Layout" svg:width="2.5cm" svg:height="2.5cm" svg:x="9cm" svg:y="9.95cm">
          <text:p text:style-name="P1">Input</text:p>
          <text:p text:style-name="P1">de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5cm" svg:height="2.5cm" svg:x="9.05cm" svg:y="6cm">
          <text:p text:style-name="P1">AV</text:p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5cm" svg:y1="12.45cm" svg:x2="10.25cm" svg:y2="14cm" draw:start-shape="id12" draw:start-glue-point="8" draw:end-shape="id13" draw:end-glue-point="4" svg:d="m10250 12450v1550" svg:viewBox="0 0 1 1551">
          <text:p/>
        </draw:connector>
        <draw:frame draw:style-name="gr3" draw:text-style-name="P1" xml:id="id15" draw:id="id15" draw:layer="layout" svg:width="2.551cm" svg:height="1.673cm" svg:x="4.2cm" svg:y="8.5cm">
          <draw:text-box>
            <text:p text:style-name="P1">Human</text:p>
            <text:p text:style-name="P1">player</text:p>
          </draw:text-box>
        </draw:frame>
        <draw:connector draw:style-name="gr4" draw:text-style-name="P1" draw:layer="layout" draw:type="curve" svg:x1="9.05cm" svg:y1="7.25cm" svg:x2="5.475cm" svg:y2="8.5cm" draw:start-shape="id14" draw:start-glue-point="6" draw:end-shape="id15" draw:end-glue-point="0" svg:d="m9050 7250c-2384 0-3575 416-3575 1250" svg:viewBox="0 0 3576 1251">
          <text:p/>
        </draw:connector>
        <draw:connector draw:style-name="gr4" draw:text-style-name="P1" draw:layer="layout" draw:type="curve" svg:x1="5.475cm" svg:y1="10.173cm" svg:x2="9cm" svg:y2="11.2cm" draw:start-shape="id15" draw:start-glue-point="2" draw:end-shape="id12" draw:end-glue-point="6" svg:d="m5475 10173c0 685 1175 1027 3525 1027" svg:viewBox="0 0 3526 1028">
          <text:p/>
        </draw:connector>
        <draw:custom-shape draw:style-name="gr5" draw:text-style-name="P1" draw:layer="Layout" svg:width="8cm" svg:height="15.5cm" svg:x="13cm" svg:y="1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curve" svg:x1="11.5cm" svg:y1="15.25cm" svg:x2="18.8cm" svg:y2="12.45cm" draw:start-shape="id13" draw:start-glue-point="10" draw:end-shape="id7" draw:end-glue-point="8" svg:d="m11500 15250c4867 0 7300-933 7300-2800" svg:viewBox="0 0 7301 2801">
          <text:p/>
        </draw:connector>
        <draw:connector draw:style-name="gr2" draw:text-style-name="P1" draw:layer="measurelines" draw:type="line" svg:x1="10.25cm" svg:y1="4.5cm" svg:x2="10.3cm" svg:y2="6cm" draw:start-shape="id11" draw:start-glue-point="8" draw:end-shape="id14" draw:end-glue-point="4" svg:d="m10250 4500 50 1500" svg:viewBox="0 0 51 1501">
          <text:p/>
        </draw:connector>
        <draw:custom-shape draw:style-name="gr5" draw:text-style-name="P1" draw:layer="Maßlinien" svg:width="4.55cm" svg:height="15.5cm" svg:x="7.9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3" xml:id="id20" draw:id="id20" draw:layer="Layout" svg:width="2.5cm" svg:height="2.5cm" svg:x="14.05cm" svg:y="6cm">
          <text:p text:style-name="P3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.5cm" svg:height="2.5cm" svg:x="17.55cm" svg:y="6cm">
          <text:p text:style-name="P3">Client</text:p>
          <text:p text:style-name="P3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6" draw:id="id16" draw:layer="Layout" svg:width="2.5cm" svg:height="2.5cm" svg:x="17.55cm" svg:y="9.95cm">
          <text:p text:style-name="P3">Client</text:p>
          <text:p text:style-name="P3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2.5cm" svg:height="2.5cm" svg:x="22.5cm" svg:y="6cm">
          <text:p text:style-name="P3">Server</text:p>
          <text:p text:style-name="P3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" draw:id="id17" draw:layer="Layout" svg:width="2.5cm" svg:height="2.5cm" svg:x="22.5cm" svg:y="9.95cm">
          <text:p text:style-name="P3">Server</text:p>
          <text:p text:style-name="P3">inp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20.05cm" svg:y1="11.2cm" svg:x2="22.5cm" svg:y2="11.2cm" draw:start-shape="id16" draw:start-glue-point="10" draw:end-shape="id17" draw:end-glue-point="6" svg:d="m20050 11200h2450" svg:viewBox="0 0 2451 1">
          <text:p/>
        </draw:connector>
        <draw:connector draw:style-name="gr2" draw:text-style-name="P1" draw:layer="layout" draw:type="line" svg:x1="18.8cm" svg:y1="9.95cm" svg:x2="18.8cm" svg:y2="8.5cm" draw:start-shape="id16" draw:start-glue-point="4" draw:end-shape="id18" draw:end-glue-point="8" svg:d="m18800 9950v-1450" svg:viewBox="0 0 1 1451">
          <text:p/>
        </draw:connector>
        <draw:connector draw:style-name="gr4" draw:text-style-name="P1" draw:layer="layout" draw:type="line" svg:x1="22.5cm" svg:y1="7.25cm" svg:x2="20.05cm" svg:y2="7.25cm" draw:start-shape="id19" draw:start-glue-point="6" draw:end-shape="id18" draw:end-glue-point="10" svg:d="m22500 7250h-2450" svg:viewBox="0 0 2451 1">
          <text:p/>
        </draw:connector>
        <draw:connector draw:style-name="gr2" draw:text-style-name="P1" draw:layer="layout" draw:type="line" svg:x1="17.55cm" svg:y1="7.25cm" svg:x2="16.55cm" svg:y2="7.25cm" draw:start-shape="id18" draw:start-glue-point="6" draw:end-shape="id20" draw:end-glue-point="10" svg:d="m17550 7250h-1000" svg:viewBox="0 0 1001 1">
          <text:p/>
        </draw:connector>
        <draw:connector draw:style-name="gr2" draw:text-style-name="P1" draw:layer="layout" draw:type="line" svg:x1="14.05cm" svg:y1="7.25cm" svg:x2="11.55cm" svg:y2="7.25cm" draw:start-shape="id20" draw:start-glue-point="6" draw:end-shape="id21" draw:end-glue-point="10" svg:d="m14050 7250h-2500" svg:viewBox="0 0 2501 1">
          <text:p/>
        </draw:connector>
        <draw:connector draw:style-name="gr4" draw:text-style-name="P1" draw:layer="layout" draw:type="line" svg:x1="23.75cm" svg:y1="9.95cm" svg:x2="23.75cm" svg:y2="8.5cm" draw:start-shape="id17" draw:start-glue-point="4" draw:end-shape="id19" draw:end-glue-point="8" svg:d="m23750 9950v-1450" svg:viewBox="0 0 1 1451">
          <text:p/>
        </draw:connector>
        <draw:frame draw:style-name="gr9" draw:text-style-name="P4" xml:id="id22" draw:id="id22" draw:layer="layout" svg:width="2.397cm" svg:height="1.673cm" svg:x="26.753cm" svg:y="8.55cm">
          <draw:text-box>
            <text:p text:style-name="P4">Other clients</text:p>
          </draw:text-box>
        </draw:frame>
        <draw:connector draw:style-name="gr4" draw:text-style-name="P1" draw:layer="layout" draw:type="curve" svg:x1="27.951cm" svg:y1="10.223cm" svg:x2="25cm" svg:y2="11.2cm" draw:start-shape="id22" draw:start-glue-point="2" draw:end-shape="id17" draw:end-glue-point="10" svg:d="m27951 10223c0 652-983 977-2951 977" svg:viewBox="0 0 2952 978">
          <text:p/>
        </draw:connector>
        <draw:connector draw:style-name="gr4" draw:text-style-name="P1" draw:layer="layout" draw:type="curve" svg:x1="25cm" svg:y1="7.25cm" svg:x2="27.951cm" svg:y2="8.55cm" draw:start-shape="id19" draw:start-glue-point="10" draw:end-shape="id22" draw:end-glue-point="0" svg:d="m25000 7250c1968 0 2951 433 2951 1300" svg:viewBox="0 0 2952 1301">
          <text:p/>
        </draw:connector>
        <draw:custom-shape draw:style-name="gr1" draw:text-style-name="P3" xml:id="id23" draw:id="id23" draw:layer="Layout" svg:width="2.5cm" svg:height="2.5cm" svg:x="9cm" svg:y="9.95cm">
          <text:p text:style-name="P3">Input</text:p>
          <text:p text:style-name="P3">de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1" draw:id="id21" draw:layer="Layout" svg:width="2.5cm" svg:height="2.5cm" svg:x="9.05cm" svg:y="6cm">
          <text:p text:style-name="P3">AV</text:p>
          <text:p text:style-name="P3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5cm" svg:y1="11.2cm" svg:x2="17.55cm" svg:y2="11.2cm" draw:start-shape="id23" draw:start-glue-point="10" draw:end-shape="id16" draw:end-glue-point="6" svg:d="m11500 11200h6050" svg:viewBox="0 0 6051 1">
          <text:p/>
        </draw:connector>
        <draw:frame draw:style-name="gr3" draw:text-style-name="P3" xml:id="id24" draw:id="id24" draw:layer="layout" svg:width="2.551cm" svg:height="1.673cm" svg:x="4.2cm" svg:y="8.5cm">
          <draw:text-box>
            <text:p text:style-name="P3">Human</text:p>
            <text:p text:style-name="P3">player</text:p>
          </draw:text-box>
        </draw:frame>
        <draw:connector draw:style-name="gr4" draw:text-style-name="P1" draw:layer="layout" draw:type="curve" svg:x1="9.05cm" svg:y1="7.25cm" svg:x2="5.475cm" svg:y2="8.5cm" draw:start-shape="id21" draw:start-glue-point="6" draw:end-shape="id24" draw:end-glue-point="0" svg:d="m9050 7250c-2384 0-3575 416-3575 1250" svg:viewBox="0 0 3576 1251">
          <text:p/>
        </draw:connector>
        <draw:connector draw:style-name="gr4" draw:text-style-name="P1" draw:layer="layout" draw:type="curve" svg:x1="5.475cm" svg:y1="10.173cm" svg:x2="9cm" svg:y2="11.2cm" draw:start-shape="id24" draw:start-glue-point="2" draw:end-shape="id23" draw:end-glue-point="6" svg:d="m5475 10173c0 685 1175 1027 3525 1027" svg:viewBox="0 0 3526 1028">
          <text:p/>
        </draw:connector>
        <draw:custom-shape draw:style-name="gr5" draw:text-style-name="P1" draw:layer="Layout" svg:width="13.05cm" svg:height="15.5cm" svg:x="7.9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aßlinien" svg:width="4.55cm" svg:height="15.5cm" svg:x="21.5cm" svg:y="1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3" xml:id="id29" draw:id="id29" draw:layer="Layout" svg:width="2.5cm" svg:height="2.5cm" svg:x="14.05cm" svg:y="6cm">
          <text:p text:style-name="P3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0" draw:id="id30" draw:layer="Layout" svg:width="2.5cm" svg:height="2.5cm" svg:x="14.05cm" svg:y="2cm">
          <text:p text:style-name="P2">En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1" draw:id="id31" draw:layer="Layout" svg:width="2.5cm" svg:height="2.5cm" svg:x="9cm" svg:y="2cm">
          <text:p text:style-name="P3">De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7" draw:id="id27" draw:layer="Layout" svg:width="2.5cm" svg:height="2.5cm" svg:x="17.55cm" svg:y="6cm">
          <text:p text:style-name="P3">Client</text:p>
          <text:p text:style-name="P3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5" draw:id="id25" draw:layer="Layout" svg:width="2.5cm" svg:height="2.5cm" svg:x="17.55cm" svg:y="9.95cm">
          <text:p text:style-name="P3">Client</text:p>
          <text:p text:style-name="P3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4" draw:id="id34" draw:layer="Layout" svg:width="2.5cm" svg:height="2.5cm" svg:x="9cm" svg:y="14cm">
          <text:p text:style-name="P3">Local</text:p>
          <text:p text:style-name="P3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2.5cm" svg:height="2.5cm" svg:x="22.5cm" svg:y="6cm">
          <text:p text:style-name="P3">Server</text:p>
          <text:p text:style-name="P3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2.5cm" svg:height="2.5cm" svg:x="22.5cm" svg:y="9.95cm">
          <text:p text:style-name="P3">Server</text:p>
          <text:p text:style-name="P3">inp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20.05cm" svg:y1="11.2cm" svg:x2="22.5cm" svg:y2="11.2cm" draw:start-shape="id25" draw:start-glue-point="10" draw:end-shape="id26" draw:end-glue-point="6" svg:d="m20050 11200h2450" svg:viewBox="0 0 2451 1">
          <text:p/>
        </draw:connector>
        <draw:connector draw:style-name="gr2" draw:text-style-name="P1" draw:layer="layout" draw:type="line" svg:x1="18.8cm" svg:y1="9.95cm" svg:x2="18.8cm" svg:y2="8.5cm" draw:start-shape="id25" draw:start-glue-point="4" draw:end-shape="id27" draw:end-glue-point="8" svg:d="m18800 9950v-1450" svg:viewBox="0 0 1 1451">
          <text:p/>
        </draw:connector>
        <draw:connector draw:style-name="gr4" draw:text-style-name="P1" draw:layer="layout" draw:type="line" svg:x1="22.5cm" svg:y1="7.25cm" svg:x2="20.05cm" svg:y2="7.25cm" draw:start-shape="id28" draw:start-glue-point="6" draw:end-shape="id27" draw:end-glue-point="10" svg:d="m22500 7250h-2450" svg:viewBox="0 0 2451 1">
          <text:p/>
        </draw:connector>
        <draw:connector draw:style-name="gr2" draw:text-style-name="P1" draw:layer="layout" draw:type="line" svg:x1="17.55cm" svg:y1="7.25cm" svg:x2="16.55cm" svg:y2="7.25cm" draw:start-shape="id27" draw:start-glue-point="6" draw:end-shape="id29" draw:end-glue-point="10" svg:d="m17550 7250h-1000" svg:viewBox="0 0 1001 1">
          <text:p/>
        </draw:connector>
        <draw:connector draw:style-name="gr2" draw:text-style-name="P1" draw:layer="layout" draw:type="line" svg:x1="15.3cm" svg:y1="6cm" svg:x2="15.3cm" svg:y2="4.5cm" draw:start-shape="id29" draw:start-glue-point="4" draw:end-shape="id30" draw:end-glue-point="8" svg:d="m15300 6000v-1500" svg:viewBox="0 0 1 1501">
          <text:p/>
        </draw:connector>
        <draw:connector draw:style-name="gr2" draw:text-style-name="P1" draw:layer="layout" draw:type="line" svg:x1="14.05cm" svg:y1="3.25cm" svg:x2="11.5cm" svg:y2="3.25cm" draw:start-shape="id30" draw:start-glue-point="6" draw:end-shape="id31" draw:end-glue-point="10" svg:d="m14050 3250h-2550" svg:viewBox="0 0 2551 1">
          <text:p/>
        </draw:connector>
        <draw:connector draw:style-name="gr4" draw:text-style-name="P1" draw:layer="layout" draw:type="line" svg:x1="23.75cm" svg:y1="9.95cm" svg:x2="23.75cm" svg:y2="8.5cm" draw:start-shape="id26" draw:start-glue-point="4" draw:end-shape="id28" draw:end-glue-point="8" svg:d="m23750 9950v-1450" svg:viewBox="0 0 1 1451">
          <text:p/>
        </draw:connector>
        <draw:frame draw:style-name="gr9" draw:text-style-name="P4" xml:id="id32" draw:id="id32" draw:layer="layout" svg:width="2.397cm" svg:height="1.673cm" svg:x="26.753cm" svg:y="8.55cm">
          <draw:text-box>
            <text:p text:style-name="P4">Other clients</text:p>
          </draw:text-box>
        </draw:frame>
        <draw:connector draw:style-name="gr4" draw:text-style-name="P1" draw:layer="layout" draw:type="curve" svg:x1="27.951cm" svg:y1="10.223cm" svg:x2="25cm" svg:y2="11.2cm" draw:start-shape="id32" draw:start-glue-point="2" draw:end-shape="id26" draw:end-glue-point="10" svg:d="m27951 10223c0 652-983 977-2951 977" svg:viewBox="0 0 2952 978">
          <text:p/>
        </draw:connector>
        <draw:connector draw:style-name="gr4" draw:text-style-name="P1" draw:layer="layout" draw:type="curve" svg:x1="25cm" svg:y1="7.25cm" svg:x2="27.951cm" svg:y2="8.55cm" draw:start-shape="id28" draw:start-glue-point="10" draw:end-shape="id32" draw:end-glue-point="0" svg:d="m25000 7250c1968 0 2951 433 2951 1300" svg:viewBox="0 0 2952 1301">
          <text:p/>
        </draw:connector>
        <draw:custom-shape draw:style-name="gr1" draw:text-style-name="P3" xml:id="id33" draw:id="id33" draw:layer="Layout" svg:width="2.5cm" svg:height="2.5cm" svg:x="9cm" svg:y="9.95cm">
          <text:p text:style-name="P3">Input</text:p>
          <text:p text:style-name="P3">de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2.5cm" svg:height="2.5cm" svg:x="9.05cm" svg:y="6cm">
          <text:p text:style-name="P3">AV</text:p>
          <text:p text:style-name="P3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5cm" svg:y1="12.45cm" svg:x2="10.25cm" svg:y2="14cm" draw:start-shape="id33" draw:start-glue-point="8" draw:end-shape="id34" draw:end-glue-point="4" svg:d="m10250 12450v1550" svg:viewBox="0 0 1 1551">
          <text:p/>
        </draw:connector>
        <draw:frame draw:style-name="gr3" draw:text-style-name="P3" xml:id="id36" draw:id="id36" draw:layer="layout" svg:width="2.551cm" svg:height="1.673cm" svg:x="4.2cm" svg:y="8.5cm">
          <draw:text-box>
            <text:p text:style-name="P3">Human</text:p>
            <text:p text:style-name="P3">player</text:p>
          </draw:text-box>
        </draw:frame>
        <draw:connector draw:style-name="gr4" draw:text-style-name="P1" draw:layer="layout" draw:type="curve" svg:x1="9.05cm" svg:y1="7.25cm" svg:x2="5.475cm" svg:y2="8.5cm" draw:start-shape="id35" draw:start-glue-point="6" draw:end-shape="id36" draw:end-glue-point="0" svg:d="m9050 7250c-2384 0-3575 416-3575 1250" svg:viewBox="0 0 3576 1251">
          <text:p/>
        </draw:connector>
        <draw:connector draw:style-name="gr4" draw:text-style-name="P1" draw:layer="layout" draw:type="curve" svg:x1="5.475cm" svg:y1="10.173cm" svg:x2="9cm" svg:y2="11.2cm" draw:start-shape="id36" draw:start-glue-point="2" draw:end-shape="id33" draw:end-glue-point="6" svg:d="m5475 10173c0 685 1175 1027 3525 1027" svg:viewBox="0 0 3526 1028">
          <text:p/>
        </draw:connector>
        <draw:custom-shape draw:style-name="gr5" draw:text-style-name="P1" draw:layer="Layout" svg:width="8cm" svg:height="15.5cm" svg:x="13cm" svg:y="1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curve" svg:x1="11.5cm" svg:y1="15.25cm" svg:x2="18.8cm" svg:y2="12.45cm" draw:start-shape="id34" draw:start-glue-point="10" draw:end-shape="id25" draw:end-glue-point="8" svg:d="m11500 15250c4867 0 7300-933 7300-2800" svg:viewBox="0 0 7301 2801">
          <text:p/>
        </draw:connector>
        <draw:connector draw:style-name="gr2" draw:text-style-name="P1" draw:layer="measurelines" draw:type="line" svg:x1="10.25cm" svg:y1="4.5cm" svg:x2="10.3cm" svg:y2="6cm" draw:start-shape="id31" draw:start-glue-point="8" draw:end-shape="id35" draw:end-glue-point="4" svg:d="m10250 4500 50 1500" svg:viewBox="0 0 51 1501">
          <text:p/>
        </draw:connector>
        <draw:custom-shape draw:style-name="gr5" draw:text-style-name="P1" draw:layer="Maßlinien" svg:width="4.55cm" svg:height="15.5cm" svg:x="21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aßlinien" svg:width="4.55cm" svg:height="15.5cm" svg:x="7.9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03T22:58:37.398072000</dc:date>
    <meta:editing-duration>PT50M2S</meta:editing-duration>
    <meta:editing-cycles>11</meta:editing-cycles>
    <meta:generator>LibreOffice/4.1.2.3$MacOSX_x86 LibreOffice_project/40b2d7fde7e8d2d7bc5a449dc65df4d08a7dd38</meta:generator>
    <meta:document-statistic meta:object-count="84"/>
  </office:meta>
</office:document-meta>
</file>